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bject Oriented Python:</text:p>
      <text:p text:style-name="Standard"><text:a xlink:type="simple" xlink:href="https://realpython.com/instance-class-and-static-methods-demystified/" text:style-name="Internet_20_link" text:visited-style-name="Visited_20_Internet_20_Link">https://realpython.com/instance-class-and-static-methods-demystified/</text:a></text:p>
      <text:p text:style-name="Standard"/>
      <text:p text:style-name="Standard"><text:a xlink:type="simple" xlink:href="https://www.python-course.eu/python3_class_and_instance_attributes.php" text:style-name="Internet_20_link" text:visited-style-name="Visited_20_Internet_20_Link">https://www.python-course.eu/python3_class_and_instance_attributes.php</text:a></text:p>
      <text:p text:style-name="Standard"/>
      <text:p text:style-name="Standard"><text:a xlink:type="simple" xlink:href="https://easyaspython.com/mixins-for-fun-and-profit-cb9962760556" text:style-name="Internet_20_link" text:visited-style-name="Visited_20_Internet_20_Link">https://easyaspython.com/mixins-for-fun-and-profit-cb9962760556</text:a></text:p>
      <text:p text:style-name="Standard"/>
      <text:p text:style-name="Standard"><text:a xlink:type="simple" xlink:href="https://realpython.com/primer-on-python-decorators/" text:style-name="Internet_20_link" text:visited-style-name="Visited_20_Internet_20_Link">https://realpython.com/primer-on-python-decorators/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3T16:41:01</meta:creation-date>
    <meta:generator>OpenOffice/4.1.4$Unix OpenOffice.org_project/414m5$Build-9788</meta:generator>
    <meta:document-statistic meta:table-count="0" meta:image-count="0" meta:object-count="0" meta:page-count="1" meta:paragraph-count="5" meta:word-count="7" meta:character-count="276"/>
    <dc:date>2018-10-03T16:44:01</dc:date>
    <meta:editing-duration>PT3M</meta:editing-duration>
    <meta:editing-cycles>1</meta:editing-cycles>
  </office:meta>
</office:document-meta>
</file>